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ふい字Ｐ" svg:font-family="ふい字Ｐ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東風ゴシック" svg:font-family="東風ゴシック" style:font-family-generic="system" style:font-pitch="variable"/>
    <style:font-face style:name="東風明朝" svg:font-family="東風明朝" style:font-family-generic="system" style:font-pitch="variable"/>
  </office:font-face-decls>
  <office:automatic-styles>
    <style:style style:name="P1" style:family="paragraph" style:parent-style-name="Standard">
      <style:paragraph-properties style:line-spacing="1.588cm" style:writing-mode="page"/>
      <style:text-properties fo:font-size="24pt" fo:letter-spacing="-0.071cm" fo:font-style="normal" fo:font-weight="normal" officeooo:rsid="001c77f6" officeooo:paragraph-rsid="001c77f6" style:letter-kerning="false" style:font-name-asian="ふい字Ｐ" style:font-size-asian="24pt" style:font-style-asian="normal" style:font-weight-asian="normal" style:font-size-complex="24pt" style:font-style-complex="normal" style:font-weight-complex="normal"/>
    </style:style>
    <style:style style:name="P2" style:family="paragraph" style:parent-style-name="Standard" style:master-page-name="">
      <style:paragraph-properties style:line-spacing="1.588cm" style:page-number="auto" style:writing-mode="page"/>
      <style:text-properties fo:font-size="24pt" fo:letter-spacing="-0.071cm" fo:font-style="normal" fo:font-weight="normal" officeooo:rsid="001c77f6" officeooo:paragraph-rsid="001c77f6" style:letter-kerning="false" style:font-name-asian="ふい字Ｐ" style:font-size-asian="24pt" style:font-style-asian="normal" style:font-weight-asian="normal" style:font-size-complex="24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5"/>食べ物を育てよう。</text:p>
      <text:p text:style-name="P1"><text:s text:c="2"/>生き物をとって食べよう。</text:p>
      <text:p text:style-name="P1"><text:s text:c="4"/>生活に必要なものを作ろう。</text:p>
      <text:p text:style-name="P1"><text:s text:c="2"/>家族を大切にしよう。</text:p>
      <text:p text:style-name="P1">海、山、目に見えないもの、</text:p>
      <text:p text:style-name="P1">　知らないものに、敬意を払おう。</text:p>
      <text:p text:style-name="P1"><text:s text:c="2"/>真剣に遊んで、</text:p>
      <text:p text:style-name="P1"><text:s text:c="4"/>本気で生きよう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ふい字Ｐ" svg:font-family="ふい字Ｐ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東風ゴシック" svg:font-family="東風ゴシック" style:font-family-generic="system" style:font-pitch="variable"/>
    <style:font-face style:name="東風明朝" svg:font-family="東風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東風明朝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東風明朝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東風ゴシック" style:font-family-asian="東風ゴシック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tb-r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4:56:41.674020839</meta:creation-date>
    <dc:title>余白1センチ</dc:title>
    <meta:editing-duration>PT7M18S</meta:editing-duration>
    <meta:editing-cycles>4</meta:editing-cycles>
    <meta:generator>LibreOffice/5.2.7.2$Linux_X86_64 LibreOffice_project/20m0$Build-2</meta:generator>
    <dc:date>2020-03-16T15:14:14.633343179</dc:date>
    <meta:document-statistic meta:table-count="0" meta:image-count="0" meta:object-count="0" meta:page-count="1" meta:paragraph-count="8" meta:word-count="87" meta:character-count="107" meta:non-whitespace-character-count="87"/>
    <meta:template xlink:type="simple" xlink:actuate="onRequest" xlink:title="余白1センチ" xlink:href="../../Templates/余白1センチ.ott" meta:date="2020-03-16T14:56:41.252860737"/>
  </office:meta>
</office:document-meta>
</file>